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pitch="variable" style:font-charset="x-symbol"/>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8pt" fo:font-style="normal" style:text-underline-style="none" fo:font-weight="normal" officeooo:rsid="001aa47f" officeooo:paragraph-rsid="001aa47f" style:font-size-asian="15.75pt" style:font-style-asian="normal" style:font-weight-asian="normal" style:font-size-complex="18pt" style:font-style-complex="normal" style:font-weight-complex="normal"/>
    </style:style>
    <style:style style:name="P2" style:family="paragraph" style:parent-style-name="Standard">
      <style:paragraph-properties fo:text-align="justify" style:justify-single-word="false"/>
      <style:text-properties style:font-name="Arial" fo:font-size="18pt" fo:font-style="normal" style:text-underline-style="none" fo:font-weight="normal" officeooo:rsid="001f534b" officeooo:paragraph-rsid="001f534b" style:font-size-asian="15.75pt" style:font-style-asian="normal" style:font-weight-asian="normal" style:font-size-complex="18pt" style:font-style-complex="normal" style:font-weight-complex="normal"/>
    </style:style>
    <style:style style:name="P3" style:family="paragraph" style:parent-style-name="Standard">
      <style:text-properties style:font-name="Arial" fo:font-size="20pt" fo:font-style="italic" style:text-underline-style="solid" style:text-underline-width="auto" style:text-underline-color="font-color" fo:font-weight="bold" officeooo:rsid="001966e2" officeooo:paragraph-rsid="001966e2" style:font-size-asian="20pt" style:font-style-asian="italic" style:font-weight-asian="bold" style:font-size-complex="20pt" style:font-style-complex="italic" style:font-weight-complex="bold"/>
    </style:style>
    <style:style style:name="P4" style:family="paragraph" style:parent-style-name="Standard">
      <style:text-properties style:font-name="Arial" fo:font-size="20pt" fo:font-style="normal" style:text-underline-style="solid" style:text-underline-width="auto" style:text-underline-color="font-color" fo:font-weight="bold" officeooo:rsid="00144254" officeooo:paragraph-rsid="00144254" style:font-size-asian="20pt" style:font-style-asian="normal" style:font-weight-asian="bold" style:font-size-complex="20pt" style:font-style-complex="normal" style:font-weight-complex="bold"/>
    </style:style>
    <style:style style:name="P5" style:family="paragraph" style:parent-style-name="Standard">
      <style:text-properties style:font-name="Arial" fo:font-size="20pt" fo:font-style="normal" style:text-underline-style="solid" style:text-underline-width="auto" style:text-underline-color="font-color" fo:font-weight="bold" officeooo:rsid="001ca8a2" officeooo:paragraph-rsid="001ca8a2" style:font-size-asian="20pt" style:font-style-asian="normal" style:font-weight-asian="bold" style:font-size-complex="20pt" style:font-style-complex="normal" style:font-weight-complex="bold"/>
    </style:style>
    <style:style style:name="P6" style:family="paragraph" style:parent-style-name="Standard">
      <style:paragraph-properties fo:text-align="justify" style:justify-single-word="false"/>
      <style:text-properties style:font-name="Arial" fo:font-size="20pt" fo:font-style="normal" style:text-underline-style="solid" style:text-underline-width="auto" style:text-underline-color="font-color" fo:font-weight="bold" officeooo:rsid="001ca8a2" officeooo:paragraph-rsid="001f534b" style:font-size-asian="20pt" style:font-style-asian="normal" style:font-weight-asian="bold" style:font-size-complex="20pt" style:font-style-complex="normal" style:font-weight-complex="bold"/>
    </style:style>
    <style:style style:name="P7" style:family="paragraph" style:parent-style-name="Standard">
      <style:text-properties style:font-name="Arial" fo:font-size="20pt" fo:font-style="normal" style:text-underline-style="solid" style:text-underline-width="auto" style:text-underline-color="font-color" fo:font-weight="bold" officeooo:rsid="0017fdc9" officeooo:paragraph-rsid="0017fdc9" style:font-size-asian="17.5pt" style:font-style-asian="normal" style:font-weight-asian="bold" style:font-size-complex="20pt" style:font-style-complex="normal" style:font-weight-complex="bold"/>
    </style:style>
    <style:style style:name="P8" style:family="paragraph" style:parent-style-name="Standard">
      <style:text-properties style:font-name="Arial" fo:font-size="20pt" fo:font-style="normal" style:text-underline-style="solid" style:text-underline-width="auto" style:text-underline-color="font-color" fo:font-weight="bold" officeooo:rsid="0017fdc9" officeooo:paragraph-rsid="001d5c10" style:font-size-asian="17.5pt" style:font-style-asian="normal" style:font-weight-asian="bold" style:font-size-complex="20pt" style:font-style-complex="normal" style:font-weight-complex="bold"/>
    </style:style>
    <style:style style:name="P9" style:family="paragraph" style:parent-style-name="Standard" style:list-style-name="L1">
      <style:text-properties style:font-name="Arial" fo:font-size="14pt" officeooo:rsid="0017b12e" officeooo:paragraph-rsid="0017b12e" style:font-size-asian="14pt" style:font-size-complex="14pt"/>
    </style:style>
    <style:style style:name="P10" style:family="paragraph" style:parent-style-name="Standard">
      <style:text-properties style:font-name="Arial" fo:font-size="14pt" officeooo:rsid="0017b12e" officeooo:paragraph-rsid="0017b12e" style:font-size-asian="14pt" style:font-size-complex="14pt"/>
    </style:style>
    <style:style style:name="P11" style:family="paragraph" style:parent-style-name="Standard" style:list-style-name="L3">
      <style:text-properties style:font-name="Arial" fo:font-size="14pt" fo:font-style="normal" style:text-underline-style="none" fo:font-weight="normal" officeooo:rsid="0017fdc9" officeooo:paragraph-rsid="0017fdc9" style:font-size-asian="14pt" style:font-style-asian="normal" style:font-weight-asian="normal" style:font-size-complex="14pt" style:font-style-complex="normal" style:font-weight-complex="normal"/>
    </style:style>
    <style:style style:name="P12" style:family="paragraph" style:parent-style-name="Standard">
      <style:text-properties style:font-name="Arial" fo:font-size="14pt" fo:font-style="normal" style:text-underline-style="none" fo:font-weight="normal" officeooo:rsid="0017fdc9" officeooo:paragraph-rsid="0017fdc9" style:font-size-asian="14pt" style:font-style-asian="normal" style:font-weight-asian="normal" style:font-size-complex="14pt" style:font-style-complex="normal" style:font-weight-complex="normal"/>
    </style:style>
    <style:style style:name="P13" style:family="paragraph" style:parent-style-name="Standard" style:list-style-name="L5">
      <style:text-properties style:font-name="Arial" fo:font-size="14pt" fo:font-style="normal" style:text-underline-style="none" fo:font-weight="normal" officeooo:rsid="0017b12e" officeooo:paragraph-rsid="001ca8a2" style:font-size-asian="14pt" style:font-style-asian="normal" style:font-weight-asian="normal" style:font-size-complex="14pt" style:font-style-complex="normal" style:font-weight-complex="normal"/>
    </style:style>
    <style:style style:name="P14" style:family="paragraph" style:parent-style-name="Standard" style:list-style-name="L5">
      <style:text-properties style:font-name="Arial" fo:font-size="14pt" fo:font-style="normal" style:text-underline-style="none" fo:font-weight="normal" officeooo:rsid="0017b12e" officeooo:paragraph-rsid="001cecfd" style:font-size-asian="14pt" style:font-style-asian="normal" style:font-weight-asian="normal" style:font-size-complex="14pt" style:font-style-complex="normal" style:font-weight-complex="normal"/>
    </style:style>
    <style:style style:name="P15" style:family="paragraph" style:parent-style-name="Standard">
      <style:text-properties style:font-name="Arial" fo:font-size="14pt" fo:font-style="normal" style:text-underline-style="none" fo:font-weight="normal" officeooo:rsid="0017b12e" officeooo:paragraph-rsid="001cecfd" style:font-size-asian="14pt" style:font-style-asian="normal" style:font-weight-asian="normal" style:font-size-complex="14pt" style:font-style-complex="normal" style:font-weight-complex="normal"/>
    </style:style>
    <style:style style:name="P16" style:family="paragraph" style:parent-style-name="Standard">
      <style:text-properties style:font-name="Arial" fo:font-size="14pt" fo:font-style="normal" style:text-underline-style="none" fo:font-weight="normal" officeooo:rsid="001d5c10" officeooo:paragraph-rsid="001d5c10" style:font-size-asian="14pt" style:font-style-asian="normal" style:font-weight-asian="normal" style:font-size-complex="14pt" style:font-style-complex="normal" style:font-weight-complex="normal"/>
    </style:style>
    <style:style style:name="P17" style:family="paragraph" style:parent-style-name="Standard">
      <style:text-properties style:font-name="Arial" fo:font-size="14pt" fo:font-style="italic" style:text-underline-style="solid" style:text-underline-width="auto" style:text-underline-color="font-color" fo:font-weight="bold" officeooo:rsid="0017b12e" officeooo:paragraph-rsid="0017fdc9" style:font-size-asian="14pt" style:font-style-asian="italic" style:font-weight-asian="bold" style:font-size-complex="14pt" style:font-style-complex="italic" style:font-weight-complex="bold"/>
    </style:style>
    <style:style style:name="P18" style:family="paragraph" style:parent-style-name="Standard">
      <style:paragraph-properties fo:text-align="center" style:justify-single-word="false"/>
      <style:text-properties style:font-name="Arial" fo:font-size="36pt" fo:font-style="normal" style:text-underline-style="solid" style:text-underline-width="auto" style:text-underline-color="font-color" fo:font-weight="bold" officeooo:rsid="001966e2" officeooo:paragraph-rsid="001966e2" style:font-size-asian="36pt" style:font-style-asian="normal" style:font-weight-asian="bold" style:font-size-complex="36pt" style:font-style-complex="normal" style:font-weight-complex="bold"/>
    </style:style>
    <style:style style:name="P19" style:family="paragraph" style:parent-style-name="Standard">
      <style:text-properties style:font-name="Arial" fo:font-size="24pt" fo:font-style="normal" style:text-underline-style="solid" style:text-underline-width="auto" style:text-underline-color="font-color" fo:font-weight="bold" officeooo:rsid="001aa47f" officeooo:paragraph-rsid="001aa47f" style:font-size-asian="21pt" style:font-style-asian="normal" style:font-weight-asian="bold" style:font-size-complex="24pt" style:font-style-complex="normal" style:font-weight-complex="bold"/>
    </style:style>
    <style:style style:name="T1" style:family="text">
      <style:text-properties officeooo:rsid="001b1cfc"/>
    </style:style>
    <style:style style:name="T2" style:family="text">
      <style:text-properties officeooo:rsid="001b44ff"/>
    </style:style>
    <style:style style:name="T3" style:family="text">
      <style:text-properties officeooo:rsid="00209f6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Summary of C++ Project</text:p>
      <text:p text:style-name="P19"/>
      <text:p text:style-name="P19">CERTIFICATE:</text:p>
      <text:p text:style-name="P1">This is to certify that Virtulya Rajput and S. Sitaraman of <text:span text:style-name="T2">Apeeejay School, Noida</text:span> <text:span text:style-name="T2">(C</text:span>lass: 11-A<text:span text:style-name="T2">)</text:span> have made a <text:span text:style-name="T2">projec</text:span>t <text:span text:style-name="T2">on</text:span> the <text:span text:style-name="T2">topic</text:span> “Electronic <text:span text:style-name="T1">Items Store</text:span>”. <text:span text:style-name="T2">They generated this report after a lot of hard work. The report has been created under the guidance of the teacher Mrs. Sujata Bhardwaj and qualifies the benchmarks for the C++ Project.</text:span></text:p>
      <text:p text:style-name="P1"/>
      <text:p text:style-name="P6">About The Project:</text:p>
      <text:p text:style-name="P2">The Project asks a user to login or sign up to the e-commerce portal. Once the user has logged in, they are asked to select the product they want to purchase. After selecting the product(s), they enter the variants of their product they want to purchase. They <text:span text:style-name="T3">can review and make changes to their</text:span> cart. The <text:span text:style-name="T3">user</text:span> is also required to confirm their purchase. Finally they are taken to the checkout screen. </text:p>
      <text:p text:style-name="P3"/>
      <text:p text:style-name="P5">Index:</text:p>
      <text:list xml:id="list1754992196" text:style-name="L5">
        <text:list-item>
          <text:p text:style-name="P13">Client Portal</text:p>
        </text:list-item>
        <text:list-item>
          <text:p text:style-name="P13">Purchasing Page</text:p>
        </text:list-item>
        <text:list-item>
          <text:p text:style-name="P13">Cart</text:p>
        </text:list-item>
        <text:list-item>
          <text:p text:style-name="P14">Checkout</text:p>
        </text:list-item>
      </text:list>
      <text:p text:style-name="P15"/>
      <text:p text:style-name="P4">Header Files:</text:p>
      <text:list xml:id="list520053223" text:style-name="L1">
        <text:list-item>
          <text:p text:style-name="P9">iostream.h</text:p>
        </text:list-item>
        <text:list-item>
          <text:p text:style-name="P9">conio.h</text:p>
        </text:list-item>
        <text:list-item>
          <text:p text:style-name="P9">stdio.h</text:p>
        </text:list-item>
        <text:list-item>
          <text:p text:style-name="P9">string.h</text:p>
        </text:list-item>
        <text:list-item>
          <text:p text:style-name="P9">stdlib.h</text:p>
        </text:list-item>
        <text:list-item>
          <text:p text:style-name="P9">consumer.h</text:p>
        </text:list-item>
        <text:list-item>
          <text:p text:style-name="P9">ttt.h</text:p>
        </text:list-item>
      </text:list>
      <text:p text:style-name="P10"/>
      <text:p text:style-name="P7"><text:soft-page-break/>Functions:</text:p>
      <text:list xml:id="list2018875301" text:style-name="L3">
        <text:list-item>
          <text:p text:style-name="P11">main()</text:p>
        </text:list-item>
        <text:list-item>
          <text:p text:style-name="P11">login()</text:p>
        </text:list-item>
        <text:list-item>
          <text:p text:style-name="P11">signup()</text:p>
        </text:list-item>
        <text:list-item>
          <text:p text:style-name="P11">ttt()</text:p>
        </text:list-item>
        <text:list-item>
          <text:p text:style-name="P11">client()</text:p>
        </text:list-item>
        <text:list-item>
          <text:p text:style-name="P11">hline()</text:p>
        </text:list-item>
        <text:list-item>
          <text:p text:style-name="P11">buy()</text:p>
        </text:list-item>
        <text:list-item>
          <text:p text:style-name="P11">chk()</text:p>
        </text:list-item>
      </text:list>
      <text:p text:style-name="P12"/>
      <text:p text:style-name="P8">Hardware Used:</text:p>
      <text:p text:style-name="P16">SSD</text:p>
      <text:p text:style-name="P16"/>
      <text:p text:style-name="P8">Software Used: </text:p>
      <text:p text:style-name="P16">Windows 10, MacOS, LibreOffice Writer, Atom Text Editor, Github.</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pitch="variable" style:font-charset="x-symbol"/>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20:58:21.576000000</meta:creation-date>
    <dc:date>2019-01-15T00:19:57.243000000</dc:date>
    <meta:editing-duration>PT26M19S</meta:editing-duration>
    <meta:editing-cycles>6</meta:editing-cycles>
    <meta:generator>LibreOffice/6.1.4.2$Windows_X86_64 LibreOffice_project/9d0f32d1f0b509096fd65e0d4bec26ddd1938fd3</meta:generator>
    <meta:document-statistic meta:table-count="0" meta:image-count="0" meta:object-count="0" meta:page-count="2" meta:paragraph-count="31" meta:word-count="196" meta:character-count="1105" meta:non-whitespace-character-count="957"/>
  </office:meta>
</office:document-meta>
</file>